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601cm"/>
    </style:style>
    <style:style style:name="gr5" style:family="graphic" style:parent-style-name="standard">
      <style:graphic-properties draw:stroke="none" svg:stroke-color="#3465a4" draw:fill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67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6-notes">
      <style:graphic-properties draw:fill-color="#ffffff" draw:auto-grow-height="true" fo:min-height="12.572cm"/>
    </style:style>
    <style:style style:name="pr6" style:family="presentation" style:parent-style-name="Default8-notes">
      <style:graphic-properties draw:fill-color="#ffffff" draw:auto-grow-height="true" fo:min-height="12.572cm"/>
    </style:style>
    <style:style style:name="pr7" style:family="presentation" style:parent-style-name="Default10-notes">
      <style:graphic-properties draw:fill-color="#ffffff" draw:auto-grow-height="true" fo:min-height="12.572cm"/>
    </style:style>
    <style:style style:name="pr8" style:family="presentation" style:parent-style-name="Default12-notes">
      <style:graphic-properties draw:fill-color="#ffffff" draw:auto-grow-height="true" fo:min-height="12.572cm"/>
    </style:style>
    <style:style style:name="pr9" style:family="presentation" style:parent-style-name="Default14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align="center" fo:text-indent="0cm"/>
      <style:text-properties fo:color="#000000" style:font-name="Liberation Sans Narrow" fo:font-size="40pt" fo:text-shadow="none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Liberation Sans Narrow" fo:font-size="40pt" fo:text-shadow="none" fo:font-weight="bold" style:font-size-asian="40pt" style:font-weight-asian="bold" style:font-size-complex="40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left="3.967cm" fo:margin-right="-2.062cm" fo:text-indent="-3.967cm"/>
    </style:style>
    <style:style style:name="P8" style:family="paragraph">
      <loext:graphic-properties draw:fill="none" draw:fill-color="#ffffff"/>
      <style:paragraph-properties fo:margin-left="3.967cm" fo:margin-right="-2.062cm" fo:text-indent="-3.967cm"/>
      <style:text-properties fo:color="#ffffff" style:font-name="Segoe UI1" fo:font-size="26pt" fo:text-shadow="1pt 1pt" style:font-size-asian="26pt" style:font-size-complex="26pt"/>
    </style:style>
    <style:style style:name="P9" style:family="paragraph">
      <style:paragraph-properties fo:text-align="center"/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none"/>
      <style:paragraph-properties fo:text-align="center"/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P11" style:family="paragraph">
      <loext:graphic-properties draw:fill-color="#ffffff"/>
      <style:text-properties fo:font-size="26.3999996185303pt"/>
    </style:style>
    <style:style style:name="P12" style:family="paragraph">
      <style:paragraph-properties fo:margin-left="0cm" fo:margin-right="-2.062cm" fo:margin-top="0cm" fo:margin-bottom="0cm" fo:line-height="100%" fo:text-align="center" fo:text-indent="0cm">
        <style:tab-stops>
          <style:tab-stop style:position="2.548cm"/>
        </style:tab-stops>
      </style:paragraph-properties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margin-left="3.967cm" fo:margin-right="-2.062cm" fo:text-indent="-3.967cm"/>
      <style:text-properties fo:font-size="26pt"/>
    </style:style>
    <style:style style:name="P16" style:family="paragraph">
      <style:paragraph-properties fo:margin-left="3.967cm" fo:margin-right="-2.062cm" fo:text-align="start" fo:text-indent="-3.967cm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17" style:family="paragraph">
      <loext:graphic-properties draw:fill="none" draw:fill-color="#ffffff"/>
      <style:paragraph-properties fo:margin-left="3.967cm" fo:margin-right="-2.062cm" fo:text-align="start" fo:text-indent="-3.967cm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18" style:family="paragraph">
      <style:paragraph-properties fo:margin-left="3.967cm" fo:margin-right="-2.062cm" fo:text-indent="-3.967cm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19" style:family="paragraph">
      <loext:graphic-properties draw:fill="none" draw:fill-color="#ffffff"/>
      <style:paragraph-properties fo:margin-left="3.967cm" fo:margin-right="-2.062cm" fo:text-indent="-3.967cm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20" style:family="paragraph">
      <style:paragraph-properties fo:margin-left="3.967cm" fo:margin-right="-2.062cm" fo:text-indent="-3.967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21" style:family="paragraph">
      <loext:graphic-properties draw:fill="none" draw:fill-color="#ffffff"/>
      <style:paragraph-properties fo:margin-left="3.967cm" fo:margin-right="-2.062cm" fo:text-indent="-3.967cm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22" style:family="paragraph">
      <style:paragraph-properties fo:margin-left="3.967cm" fo:margin-right="-2.062cm" fo:margin-top="0cm" fo:margin-bottom="0cm" fo:line-height="100%" fo:text-indent="-3.967cm"/>
      <style:text-properties fo:font-size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Liberation Sans Narrow" fo:font-size="40pt" fo:text-shadow="none" fo:font-weight="normal" style:font-size-asian="40pt" style:font-weight-asian="normal" style:font-size-complex="40pt" style:font-weight-complex="normal"/>
    </style:style>
    <style:style style:name="T4" style:family="text">
      <style:text-properties fo:color="#000000" style:font-name="Liberation Sans Narrow" fo:font-size="40pt" fo:text-shadow="none" fo:font-weight="bold" style:font-size-asian="40pt" style:font-weight-asian="bold" style:font-size-complex="40pt" style:font-weight-complex="bold"/>
    </style:style>
    <style:style style:name="T5" style:family="text">
      <style:text-properties fo:color="#666666" style:font-name="Segoe UI1" fo:font-size="26pt" fo:text-shadow="none" fo:font-weight="bold" style:font-size-asian="26pt" style:font-weight-asian="bold" style:font-size-complex="26pt" style:font-weight-complex="bold"/>
    </style:style>
    <style:style style:name="T6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7" style:family="text">
      <style:text-properties fo:color="#ffffff" style:font-name="Segoe UI1" fo:font-size="36pt" fo:text-shadow="1pt 1pt" style:font-size-asian="36pt" style:font-size-complex="36pt"/>
    </style:style>
    <style:style style:name="T8" style:family="text">
      <style:text-properties style:font-name="Liberation Sans Narrow" fo:font-size="36pt" fo:font-weight="normal" style:font-size-asian="36pt" style:font-weight-asian="normal" style:font-size-complex="36pt" style:font-weight-complex="normal"/>
    </style:style>
    <style:style style:name="T9" style:family="text"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00" style:font-name="Liberation Sans Narrow" fo:font-size="36pt" fo:text-shadow="none" fo:font-weight="normal" style:font-size-asian="36pt" style:font-weight-asian="normal" style:font-size-complex="36pt" style:font-weight-complex="normal"/>
    </style:style>
    <style:style style:name="T11" style:family="text"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T12" style:family="text">
      <style:text-properties fo:color="#ffffff" style:font-name="Segoe UI1" fo:font-size="36pt" fo:text-shadow="1pt 1pt" fo:font-weight="bold" style:font-size-asian="36pt" style:font-weight-asian="bold" style:font-size-complex="36pt" style:font-weight-complex="bold"/>
    </style:style>
    <style:style style:name="T13" style:family="text">
      <style:text-properties fo:color="#000000" style:font-name="Segoe UI1" fo:font-size="20pt" fo:text-shadow="none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Segoe UI1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063cm" svg:x="1.778cm" svg:y="0.523cm">
          <draw:text-box>
            <text:p text:style-name="P1"><text:span text:style-name="T1">HYMN #817</text:span></text:p>
            <text:p text:style-name="P1"><text:span text:style-name="T2">“</text:span><text:span text:style-name="T2">Earth and All Star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5" draw:layer="layout" svg:width="25.4cm" svg:height="7.766cm" svg:x="1.27cm" svg:y="0.616cm">
          <draw:text-box>
            <text:p text:style-name="P4"><text:span text:style-name="T3">1. </text:span><text:span text:style-name="T4">Earth and all stars Loud rushing planets!</text:span></text:p>
            <text:p text:style-name="P4"><text:span text:style-name="T4">Sing to the Lord a new song!</text:span></text:p>
            <text:p text:style-name="P4"><text:span text:style-name="T4">Oh, victory! Loud shouting army!</text:span></text:p>
            <text:p text:style-name="P4"><text:span text:style-name="T4">Sing to the Lord a new so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8" draw:layer="layout" svg:width="25.146cm" svg:height="4.851cm" svg:x="1.524cm" svg:y="0.991cm">
          <draw:text-box>
            <text:p text:style-name="P7"><text:span text:style-name="T5">R</text:span><text:span text:style-name="T5">efrain:</text:span></text:p>
            <text:p text:style-name="P7"><text:span text:style-name="T6"><text:s/></text:span><text:span text:style-name="T6"><text:s text:c="4"/></text:span><text:span text:style-name="T6">He has done marvelous things.</text:span></text:p>
            <text:p text:style-name="P7"><text:span text:style-name="T6"><text:s/></text:span><text:span text:style-name="T6"><text:s text:c="4"/></text:span><text:span text:style-name="T6">I too will praise Him with a new song!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5" draw:text-style-name="P10" draw:layer="layout" svg:width="25.4cm" svg:height="6.095cm" svg:x="1.319cm" svg:y="0.738cm">
          <draw:text-box>
            <text:p text:style-name="P9"><text:span text:style-name="T8">2. </text:span><text:span text:style-name="T9">Hail, wind, and rain! Loud blowing snowstorm!</text:span></text:p>
            <text:p text:style-name="P9"><text:span text:style-name="T9">Sing to the Lord a new song!</text:span></text:p>
            <text:p text:style-name="P9"><text:span text:style-name="T9">Flowers and trees! Loud rustling dry leaves!</text:span></text:p>
            <text:p text:style-name="P9"><text:span text:style-name="T9">Sing to the Lord a new song!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3">
        <draw:frame draw:style-name="gr4" draw:text-style-name="P8" draw:layer="layout" svg:width="25.146cm" svg:height="4.851cm" svg:x="1.524cm" svg:y="0.737cm">
          <draw:text-box>
            <text:p text:style-name="P7"><text:span text:style-name="T5">R</text:span><text:span text:style-name="T5">efrain:</text:span></text:p>
            <text:p text:style-name="P7"><text:span text:style-name="T6"><text:s/></text:span><text:span text:style-name="T6"><text:s text:c="4"/></text:span><text:span text:style-name="T6">He has done marvelous things.</text:span></text:p>
            <text:p text:style-name="P7"><text:span text:style-name="T6"><text:s/></text:span><text:span text:style-name="T6"><text:s text:c="4"/></text:span><text:span text:style-name="T6">I too will praise Him with a new song!</text:span><text:span text:style-name="T7">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6" draw:text-style-name="P14" draw:layer="layout" svg:width="26.924cm" svg:height="6.095cm" svg:x="0.254cm" svg:y="0.762cm">
          <draw:text-box>
            <text:p text:style-name="P12"><text:span text:style-name="T10">3</text:span><text:span text:style-name="T10">.</text:span><text:span text:style-name="T11"> </text:span><text:span text:style-name="T11">T</text:span><text:span text:style-name="T11">r</text:span><text:span text:style-name="T11">u</text:span><text:span text:style-name="T11">m</text:span><text:span text:style-name="T11">p</text:span><text:span text:style-name="T11">e</text:span><text:span text:style-name="T11">t</text:span><text:span text:style-name="T11"> </text:span><text:span text:style-name="T11">a</text:span><text:span text:style-name="T11">n</text:span><text:span text:style-name="T11">d</text:span><text:span text:style-name="T11"> </text:span><text:span text:style-name="T11">p</text:span><text:span text:style-name="T11">i</text:span><text:span text:style-name="T11">p</text:span><text:span text:style-name="T11">e</text:span><text:span text:style-name="T11">s</text:span><text:span text:style-name="T11">!</text:span><text:span text:style-name="T11"> </text:span><text:span text:style-name="T11">L</text:span><text:span text:style-name="T11">o</text:span><text:span text:style-name="T11">u</text:span><text:span text:style-name="T11">d</text:span><text:span text:style-name="T11"> </text:span><text:span text:style-name="T11">c</text:span><text:span text:style-name="T11">l</text:span><text:span text:style-name="T11">a</text:span><text:span text:style-name="T11">s</text:span><text:span text:style-name="T11">h</text:span><text:span text:style-name="T11">i</text:span><text:span text:style-name="T11">n</text:span><text:span text:style-name="T11">g</text:span><text:span text:style-name="T11"> </text:span><text:span text:style-name="T11">c</text:span><text:span text:style-name="T11">y</text:span><text:span text:style-name="T11">m</text:span><text:span text:style-name="T11">b</text:span><text:span text:style-name="T11">a</text:span><text:span text:style-name="T11">l</text:span><text:span text:style-name="T11">s</text:span><text:span text:style-name="T11">!</text:span><text:span text:style-name="T11"> 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/text:p>
            <text:p text:style-name="P12"><text:span text:style-name="T11">S</text:span><text:span text:style-name="T11">i</text:span><text:span text:style-name="T11">n</text:span><text:span text:style-name="T11">g</text:span><text:span text:style-name="T11"> </text:span><text:span text:style-name="T11">t</text:span><text:span text:style-name="T11">o</text:span><text:span text:style-name="T11"> </text:span><text:span text:style-name="T11">t</text:span><text:span text:style-name="T11">h</text:span><text:span text:style-name="T11">e</text:span><text:span text:style-name="T11"> </text:span><text:span text:style-name="T11">L</text:span><text:span text:style-name="T11">o</text:span><text:span text:style-name="T11">r</text:span><text:span text:style-name="T11">d</text:span><text:span text:style-name="T11"> </text:span><text:span text:style-name="T11">a</text:span><text:span text:style-name="T11"> </text:span><text:span text:style-name="T11">n</text:span><text:span text:style-name="T11">e</text:span><text:span text:style-name="T11">w</text:span><text:span text:style-name="T11"> </text:span><text:span text:style-name="T11">s</text:span><text:span text:style-name="T11">o</text:span><text:span text:style-name="T11">n</text:span><text:span text:style-name="T11">g</text:span><text:span text:style-name="T11">!</text:span><text:span text:style-name="T11"> 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/text:p>
            <text:p text:style-name="P12"><text:span text:style-name="T11">H</text:span><text:span text:style-name="T11">a</text:span><text:span text:style-name="T11">r</text:span><text:span text:style-name="T11">p</text:span><text:span text:style-name="T11">,</text:span><text:span text:style-name="T11"> </text:span><text:span text:style-name="T11">l</text:span><text:span text:style-name="T11">u</text:span><text:span text:style-name="T11">t</text:span><text:span text:style-name="T11">e</text:span><text:span text:style-name="T11">,</text:span><text:span text:style-name="T11"> </text:span><text:span text:style-name="T11">a</text:span><text:span text:style-name="T11">n</text:span><text:span text:style-name="T11">d</text:span><text:span text:style-name="T11"> </text:span><text:span text:style-name="T11">l</text:span><text:span text:style-name="T11">y</text:span><text:span text:style-name="T11">r</text:span><text:span text:style-name="T11">e</text:span><text:span text:style-name="T11">!</text:span><text:span text:style-name="T11"> </text:span><text:span text:style-name="T11">L</text:span><text:span text:style-name="T11">o</text:span><text:span text:style-name="T11">u</text:span><text:span text:style-name="T11">d</text:span><text:span text:style-name="T11"> </text:span><text:span text:style-name="T11">h</text:span><text:span text:style-name="T11">u</text:span><text:span text:style-name="T11">m</text:span><text:span text:style-name="T11">m</text:span><text:span text:style-name="T11">i</text:span><text:span text:style-name="T11">n</text:span><text:span text:style-name="T11">g</text:span><text:span text:style-name="T11"> </text:span><text:span text:style-name="T11">c</text:span><text:span text:style-name="T11">e</text:span><text:span text:style-name="T11">l</text:span><text:span text:style-name="T11">l</text:span><text:span text:style-name="T11">o</text:span><text:span text:style-name="T11">s</text:span><text:span text:style-name="T11">!</text:span><text:span text:style-name="T11"> 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/text:p>
            <text:p text:style-name="P13"><text:span text:style-name="T11">Sing to the Lord a new so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3">
        <draw:frame draw:style-name="gr4" draw:text-style-name="P8" draw:layer="layout" svg:width="25.146cm" svg:height="4.851cm" svg:x="1.524cm" svg:y="0.991cm">
          <draw:text-box>
            <text:p text:style-name="P15"><text:span text:style-name="T5">R</text:span><text:span text:style-name="T5">efrain:</text:span></text:p>
            <text:p text:style-name="P15"><text:span text:style-name="T6"><text:s/></text:span><text:span text:style-name="T6"><text:s text:c="4"/></text:span><text:span text:style-name="T6">He has done marvelous things.</text:span></text:p>
            <text:p text:style-name="P15"><text:span text:style-name="T6"><text:s/></text:span><text:span text:style-name="T6"><text:s text:c="4"/></text:span><text:span text:style-name="T6">I too will praise Him with a new song!</text:span><text:span text:style-name="T7">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3" draw:text-style-name="P17" draw:layer="layout" svg:width="24.638cm" svg:height="7.766cm" svg:x="1.778cm" svg:y="0.616cm">
          <draw:text-box>
            <text:p text:style-name="P16"><text:span text:style-name="T11"><text:s/></text:span><text:span text:style-name="T11">4. Engines and steel! Loud pounding hammers!</text:span></text:p>
            <text:p text:style-name="P16"><text:span text:style-name="T11"><text:s/></text:span><text:span text:style-name="T11"><text:s text:c="14"/></text:span><text:span text:style-name="T11">Sing to the Lord a new song!</text:span></text:p>
            <text:p text:style-name="P16"><text:span text:style-name="T11"><text:s/></text:span><text:span text:style-name="T11"><text:s/></text:span><text:span text:style-name="T11">Limestone and beams! Loud building workers!</text:span></text:p>
            <text:p text:style-name="P16"><text:span text:style-name="T11"><text:s/></text:span><text:span text:style-name="T11"><text:s text:c="14"/></text:span><text:span text:style-name="T11">Sing to the Lord a new song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3">
        <draw:frame draw:style-name="gr4" draw:text-style-name="P8" draw:layer="layout" svg:width="25.146cm" svg:height="4.851cm" svg:x="1.524cm" svg:y="0.991cm">
          <draw:text-box>
            <text:p text:style-name="P15"><text:span text:style-name="T5">R</text:span><text:span text:style-name="T5">efrain:</text:span></text:p>
            <text:p text:style-name="P15"><text:span text:style-name="T6"><text:s/></text:span><text:span text:style-name="T6"><text:s text:c="4"/></text:span><text:span text:style-name="T6">He has done marvelous things.</text:span></text:p>
            <text:p text:style-name="P15"><text:span text:style-name="T6"><text:s/></text:span><text:span text:style-name="T6"><text:s text:c="4"/></text:span><text:span text:style-name="T6">I too will praise Him with a new song!</text:span><text:span text:style-name="T7">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7" draw:text-style-name="P19" draw:layer="layout" svg:width="25.908cm" svg:height="6.923cm" svg:x="1.016cm" svg:y="0.697cm">
          <draw:text-box>
            <text:p text:style-name="P18"><text:span text:style-name="T11"><text:s/></text:span><text:span text:style-name="T11"><text:s/></text:span><text:span text:style-name="T11">5. Classrooms and labs! Loud boiling test tubes!</text:span></text:p>
            <text:p text:style-name="P18"><text:span text:style-name="T11"><text:s/></text:span><text:span text:style-name="T11"><text:s text:c="17"/></text:span><text:span text:style-name="T11">Sing to the Lord a new song!</text:span></text:p>
            <text:p text:style-name="P18"><text:span text:style-name="T11"><text:s/></text:span><text:span text:style-name="T11"><text:s text:c="7"/></text:span><text:span text:style-name="T11">Athlete and band! Loud cheering people!</text:span></text:p>
            <text:p text:style-name="P18"><text:span text:style-name="T11"><text:s/></text:span><text:span text:style-name="T11"><text:s text:c="17"/></text:span><text:span text:style-name="T11">Sing to the Lord a new song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3">
        <draw:frame draw:style-name="gr4" draw:text-style-name="P8" draw:layer="layout" svg:width="25.146cm" svg:height="4.851cm" svg:x="1.524cm" svg:y="0.991cm">
          <draw:text-box>
            <text:p text:style-name="P15"><text:span text:style-name="T5">R</text:span><text:span text:style-name="T5">efrain:</text:span></text:p>
            <text:p text:style-name="P15"><text:span text:style-name="T6"><text:s/></text:span><text:span text:style-name="T6"><text:s text:c="4"/></text:span><text:span text:style-name="T6">He has done marvelous things.</text:span></text:p>
            <text:p text:style-name="P15"><text:span text:style-name="T6"><text:s/></text:span><text:span text:style-name="T6"><text:s text:c="4"/></text:span><text:span text:style-name="T6">I too will praise Him with a new song!</text:span><text:span text:style-name="T7">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2">
        <draw:frame draw:style-name="gr8" draw:text-style-name="P19" draw:layer="layout" svg:width="25.146cm" svg:height="6.604cm" svg:x="1.27cm" svg:y="0.762cm">
          <draw:text-box>
            <text:p text:style-name="P18"><text:span text:style-name="T11">6</text:span><text:span text:style-name="T11">. Knowledge and truth! Loud sounding wisdom!</text:span></text:p>
            <text:p text:style-name="P18"><text:span text:style-name="T11"><text:s/></text:span><text:span text:style-name="T11"><text:s text:c="15"/></text:span><text:span text:style-name="T11">Sing to the Lord a new song!</text:span></text:p>
            <text:p text:style-name="P18"><text:span text:style-name="T11"><text:s/></text:span><text:span text:style-name="T11"><text:s text:c="3"/></text:span><text:span text:style-name="T11">Daughter and son! Loud praying members!</text:span></text:p>
            <text:p text:style-name="P18"><text:span text:style-name="T11"><text:s/></text:span><text:span text:style-name="T11"><text:s text:c="15"/></text:span><text:span text:style-name="T11">Sing to the Lord a new song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3">
        <draw:frame draw:style-name="gr4" draw:text-style-name="P8" draw:layer="layout" svg:width="25.146cm" svg:height="4.851cm" svg:x="1.524cm" svg:y="0.991cm">
          <draw:text-box>
            <text:p text:style-name="P15"><text:span text:style-name="T5">R</text:span><text:span text:style-name="T5">efrain:</text:span></text:p>
            <text:p text:style-name="P15"><text:span text:style-name="T6"><text:s/></text:span><text:span text:style-name="T6"><text:s text:c="4"/></text:span><text:span text:style-name="T6">He has done marvelous things.</text:span></text:p>
            <text:p text:style-name="P15"><text:span text:style-name="T6"><text:s/></text:span><text:span text:style-name="T6"><text:s text:c="4"/></text:span><text:span text:style-name="T6">I too will praise Him with a new song!</text:span><text:span text:style-name="T7">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4">
        <draw:frame draw:style-name="gr3" draw:text-style-name="P21" draw:layer="layout" svg:width="25.4cm" svg:height="7.766cm" svg:x="1.27cm" svg:y="0.616cm">
          <draw:text-box>
            <text:p text:style-name="P20"><text:span text:style-name="T6"><text:s/></text:span><text:span text:style-name="T6"><text:s text:c="4"/></text:span><text:span text:style-name="T6">7. Children of God, Dying and rising,</text:span></text:p>
            <text:p text:style-name="P20"><text:span text:style-name="T6"><text:s/></text:span><text:span text:style-name="T6"><text:s text:c="10"/></text:span><text:span text:style-name="T6">Sing to the Lord a new song!</text:span></text:p>
            <text:p text:style-name="P20"><text:span text:style-name="T6"><text:s/></text:span><text:span text:style-name="T6"><text:s text:c="3"/></text:span><text:span text:style-name="T6">Heaven and earth, Hosts everlasting,</text:span></text:p>
            <text:p text:style-name="P20"><text:span text:style-name="T6"><text:s/></text:span><text:span text:style-name="T6"><text:s text:c="10"/></text:span><text:span text:style-name="T6">Sing to the Lord a new song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3">
        <draw:frame draw:style-name="gr4" draw:text-style-name="P8" draw:layer="layout" svg:width="25.146cm" svg:height="12.181cm" svg:x="1.524cm" svg:y="0.991cm">
          <draw:text-box>
            <text:p text:style-name="P15"><text:span text:style-name="T5">R</text:span><text:span text:style-name="T5">efrain:</text:span></text:p>
            <text:p text:style-name="P15"><text:span text:style-name="T6"><text:s/></text:span><text:span text:style-name="T6"><text:s text:c="4"/></text:span><text:span text:style-name="T6">He has done marvelous things.</text:span></text:p>
            <text:p text:style-name="P15"><text:span text:style-name="T6"><text:s/></text:span><text:span text:style-name="T6"><text:s text:c="4"/></text:span><text:span text:style-name="T6">I too will praise Him with a new song!</text:span></text:p>
            <text:p text:style-name="P15"><text:span text:style-name="T12"/></text:p>
            <text:p text:style-name="P22"><text:span text:style-name="T13"/></text:p>
            <text:p text:style-name="P22"><text:span text:style-name="T13"/></text:p>
            <text:p text:style-name="P22"><text:span text:style-name="T13">©</text:span><text:span text:style-name="T13"> 1968 Augsburg Publishing House.</text:span></text:p>
            <text:p text:style-name="P22"><text:span text:style-name="T13">U</text:span><text:span text:style-name="T13">sed by permission:</text:span></text:p>
            <text:p text:style-name="P22"><text:span text:style-name="T13">L</text:span><text:span text:style-name="T13">SB Hymn License</text:span></text:p>
            <text:p text:style-name="P15"><text:span text:style-name="T13">.</text:span><text:span text:style-name="T13">NET, no. 100011038.</text:span><text:span text:style-name="T14">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8T16:19:15.540000000</meta:creation-date>
    <dc:date>2019-01-18T14:42:05.440000000</dc:date>
    <meta:editing-duration>PT31M52S</meta:editing-duration>
    <meta:editing-cycles>6</meta:editing-cycles>
    <meta:generator>LibreOffice/6.1.3.2$Windows_X86_64 LibreOffice_project/86daf60bf00efa86ad547e59e09d6bb77c699acb</meta:generator>
    <meta:document-statistic meta:object-count="246"/>
  </office:meta>
</office:document-meta>
</file>